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22cm" fo:margin-left="0cm" fo:margin-right="-0.021cm" table:align="margins"/>
    </style:style>
    <style:style style:name="Таблица1.A" style:family="table-column">
      <style:table-column-properties style:column-width="1.734cm" style:rel-column-width="6675*"/>
    </style:style>
    <style:style style:name="Таблица1.B" style:family="table-column">
      <style:table-column-properties style:column-width="11.936cm" style:rel-column-width="45955*"/>
    </style:style>
    <style:style style:name="Таблица1.C" style:family="table-column">
      <style:table-column-properties style:column-width="3.351cm" style:rel-column-width="1290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font-name="Times New Roman" fo:font-size="13pt" fo:font-style="normal" fo:text-shadow="none" style:text-underline-style="none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/>
    </style:style>
    <style:style style:name="P10" style:family="paragraph" style:parent-style-name="Table_20_Contents" style:list-style-name="L5">
      <style:paragraph-properties fo:text-align="start" style:justify-single-word="false"/>
      <style:text-properties style:font-name="Times New Roman" fo:font-size="14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able_20_Contents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able_20_Contents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Table_20_Contents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Table_20_Contents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<text:s/>№</text:p>
          </table:table-cell>
          <table:table-cell table:style-name="Таблица2.A1" office:value-type="string">
            <text:p text:style-name="P8">Описание</text:p>
          </table:table-cell>
          <table:table-cell table:style-name="Таблица2.A1" office:value-type="string">
            <text:p text:style-name="P8">Время проведения</text:p>
          </table:table-cell>
          <table:table-cell table:style-name="Таблица2.D1" office:value-type="string">
            <text:p text:style-name="P8">Подпись</text:p>
          </table:table-cell>
        </table:table-row>
        <table:table-row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9">Получение задания</text:p>
          </table:table-cell>
          <table:table-cell table:style-name="Таблица2.A2" office:value-type="string">
            <text:p text:style-name="P8">6.10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Чтение технической литературы</text:p>
          </table:table-cell>
          <table:table-cell table:style-name="Таблица2.A2" office:value-type="string">
            <text:p text:style-name="P8">6.10.2014 — 1.11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9">Разработка архитектуры ПО. </text:p>
          </table:table-cell>
          <table:table-cell table:style-name="Таблица2.A2" office:value-type="string">
            <text:p text:style-name="P8">1.11.2014 — 14.11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4</text:p>
          </table:table-cell>
          <table:table-cell table:style-name="Таблица2.A2" office:value-type="string">
            <text:p text:style-name="P9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8">15.11.2014 - 20.11.210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5</text:p>
          </table:table-cell>
          <table:table-cell table:style-name="Таблица2.A2" office:value-type="string">
            <text:p text:style-name="P2">Разработка базовой структуры методов</text:p>
          </table:table-cell>
          <table:table-cell table:style-name="Таблица2.A2" office:value-type="string">
            <text:p text:style-name="P8">20.11.2104 — 30.11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9">Частичное написание документации </text:p>
          </table:table-cell>
          <table:table-cell table:style-name="Таблица2.A2" office:value-type="string">
            <text:p text:style-name="P8">20.11.2104-30.11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7</text:p>
          </table:table-cell>
          <table:table-cell table:style-name="Таблица2.A2" office:value-type="string">
            <text:p text:style-name="P9">Написание введения, <text:s text:c="2"/><text:span text:style-name="T1">литературного обзора</text:span></text:p>
          </table:table-cell>
          <table:table-cell table:style-name="Таблица2.A2" office:value-type="string">
            <text:p text:style-name="P8">20.11.2104-30.11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9">Разработка основного функционала</text:p>
          </table:table-cell>
          <table:table-cell table:style-name="Таблица2.A2" office:value-type="string">
            <text:p text:style-name="P8">30.11.2104-15.12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9</text:p>
          </table:table-cell>
          <table:table-cell table:style-name="Таблица2.A2" office:value-type="string">
            <text:p text:style-name="P9">Частичное написание документации </text:p>
          </table:table-cell>
          <table:table-cell table:style-name="Таблица2.A2" office:value-type="string">
            <text:p text:style-name="P8">30.11.2104-15.12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10</text:p>
          </table:table-cell>
          <table:table-cell table:style-name="Таблица2.A2" office:value-type="string">
            <text:p text:style-name="P9">Написание проектной части</text:p>
          </table:table-cell>
          <table:table-cell table:style-name="Таблица2.A2" office:value-type="string">
            <text:p text:style-name="P8">30.11.2104-15.12.2014</text:p>
          </table:table-cell>
          <table:table-cell table:style-name="Таблица2.D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11</text:p>
          </table:table-cell>
          <table:table-cell table:style-name="Таблица2.A2" office:value-type="string">
            <text:p text:style-name="P9">Тестирование ПО </text:p>
          </table:table-cell>
          <table:table-cell table:style-name="Таблица2.A2" office:value-type="string">
            <text:p text:style-name="P8">15.12.2104-30.12.2014</text:p>
          </table:table-cell>
          <table:table-cell table:style-name="Таблица2.D2" office:value-type="string">
            <text:p text:style-name="P7"/>
          </table:table-cell>
        </table:table-row>
      </table:table>
      <text:p text:style-name="P1"/>
      <text:p text:style-name="P1"/>
      <text:p text:style-name="P4">План выполнения дипломного проекта на тему</text:p>
      <text:p text:style-name="P5">Система управления и контроля сетевых устройств на основе простого протокола управления сетями. </text:p>
      <text:p text:style-name="P4">студента гр. 111131</text:p>
      <text:p text:style-name="P6">Грачева Дениса</text:p>
      <text:p text:style-name="P4">научный руководитель:<text:line-break/><text:span text:style-name="T2">Курасов Юрий Викторович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№ недели</text:p>
            </table:table-cell>
            <table:table-cell table:style-name="Таблица1.A1" office:value-type="string">
              <text:p text:style-name="P12">Описание</text:p>
            </table:table-cell>
            <table:table-cell table:style-name="Таблица1.C1" office:value-type="string">
              <text:p text:style-name="P11">Отметка</text:p>
              <text:p text:style-name="P11">о выполнении</text:p>
            </table:table-cell>
          </table:table-row>
        </table:table-header-rows>
        <table:table-row>
          <table:table-cell table:style-name="Таблица1.A2" office:value-type="string">
            <text:p text:style-name="P13">1</text:p>
            <text:p text:style-name="P14">27.10</text:p>
            <text:p text:style-name="P14">-</text:p>
            <text:p text:style-name="P14">02.11</text:p>
          </table:table-cell>
          <table:table-cell table:style-name="Таблица1.A2" office:value-type="string">
            <text:list xml:id="list2148275782" text:style-name="L1">
              <text:list-header>
                <text:p text:style-name="P3">Подбор материала для литературного обзора, подготовка введения</text:p>
              </text:list-header>
            </text:list>
            <text:p text:style-name="P15"/>
          </table:table-cell>
          <table:table-cell table:style-name="Таблица1.C2" office:value-type="string">
            <text:list xml:id="list2006992423" text:continue-numbering="true" text:style-name="L1">
              <text:list-header>
                <text:p text:style-name="P16"/>
              </text:list-header>
            </text:list>
          </table:table-cell>
        </table:table-row>
        <text:soft-page-break/>
        <table:table-row>
          <table:table-cell table:style-name="Таблица1.A2" office:value-type="string">
            <text:p text:style-name="P13">2</text:p>
            <text:p text:style-name="P14">03.11</text:p>
            <text:p text:style-name="P14">-</text:p>
            <text:p text:style-name="P14">09.11</text:p>
          </table:table-cell>
          <table:table-cell table:style-name="Таблица1.A2" office:value-type="string">
            <text:list xml:id="list2066582494" text:style-name="L5">
              <text:list-header>
                <text:p text:style-name="P10">Реализация библиотеки стандартных комманд SNMP</text:p>
              </text:list-header>
            </text:list>
          </table:table-cell>
          <table:table-cell table:style-name="Таблица1.C2" office:value-type="string">
            <text:list xml:id="list508658992" text:continue-numbering="true" text:style-name="L5">
              <text:list-header>
                <text:p text:style-name="P17"/>
              </text:list-header>
            </text:list>
          </table:table-cell>
        </table:table-row>
        <table:table-row>
          <table:table-cell table:style-name="Таблица1.A2" office:value-type="string">
            <text:p text:style-name="P13">3</text:p>
            <text:p text:style-name="P14">10.11</text:p>
            <text:p text:style-name="P14">-</text:p>
            <text:p text:style-name="P14">16.11</text:p>
          </table:table-cell>
          <table:table-cell table:style-name="Таблица1.A2" office:value-type="string">
            <text:list xml:id="list82845700" text:continue-numbering="true" text:style-name="L5">
              <text:list-header>
                <text:p text:style-name="P10">Разработка обертки для взаимодействия с библиотеками для чтение MIB-ов</text:p>
              </text:list-header>
            </text:list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3">4</text:p>
            <text:p text:style-name="P14">17.11</text:p>
            <text:p text:style-name="P14">-</text:p>
            <text:p text:style-name="P14">23.11</text:p>
          </table:table-cell>
          <table:table-cell table:style-name="Таблица1.A2" office:value-type="string">
            <text:list xml:id="list654419255" text:style-name="L6">
              <text:list-header>
                <text:p text:style-name="P18"/>
              </text:list-header>
            </text:list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3">5</text:p>
            <text:p text:style-name="P14">24.11</text:p>
            <text:p text:style-name="P14">-</text:p>
            <text:p text:style-name="P14">30.11</text:p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3">6</text:p>
            <text:p text:style-name="P14">01.12</text:p>
            <text:p text:style-name="P14">-</text:p>
            <text:p text:style-name="P14">07.12</text:p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3">7</text:p>
            <text:p text:style-name="P14">08.12</text:p>
            <text:p text:style-name="P14">-</text:p>
            <text:p text:style-name="P14">14.12</text:p>
          </table:table-cell>
          <table:table-cell table:style-name="Таблица1.A2" office:value-type="string">
            <text:list xml:id="list1541438689" text:style-name="L7">
              <text:list-header>
                <text:p text:style-name="P19"/>
              </text:list-header>
            </text:list>
          </table:table-cell>
          <table:table-cell table:style-name="Таблица1.C2" office:value-type="string">
            <text:list xml:id="list148560560" text:continue-numbering="true" text:style-name="L7">
              <text:list-header>
                <text:p text:style-name="P19"/>
              </text:list-header>
            </text:list>
          </table:table-cell>
        </table:table-row>
        <table:table-row>
          <table:table-cell table:style-name="Таблица1.A2" office:value-type="string">
            <text:p text:style-name="P13">8</text:p>
            <text:p text:style-name="P14">15.12</text:p>
            <text:p text:style-name="P14">-</text:p>
            <text:p text:style-name="P14">21.12</text:p>
          </table:table-cell>
          <table:table-cell table:style-name="Таблица1.A2" office:value-type="string">
            <text:list xml:id="list414290190" text:continue-numbering="true" text:style-name="L7">
              <text:list-header>
                <text:p text:style-name="P19"/>
              </text:list-header>
            </text:list>
          </table:table-cell>
          <table:table-cell table:style-name="Таблица1.C2" office:value-type="string">
            <text:list xml:id="list416981769" text:continue-numbering="true" text:style-name="L7">
              <text:list-header>
                <text:p text:style-name="P19"/>
              </text:list-header>
            </text:list>
          </table:table-cell>
        </table:table-row>
        <table:table-row>
          <table:table-cell table:style-name="Таблица1.A2" office:value-type="string">
            <text:p text:style-name="P13">9</text:p>
            <text:p text:style-name="P14">22.12</text:p>
            <text:p text:style-name="P14">-</text:p>
            <text:p text:style-name="P14">28.12</text:p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4:30</meta:creation-date>
    <dc:date>2014-12-02T19:16:22</dc:date>
    <meta:editing-duration>PT11M52S</meta:editing-duration>
    <meta:editing-cycles>10</meta:editing-cycles>
    <meta:generator>LibreOffice/3.4$Linux LibreOffice_project/340m1$Build-602</meta:generator>
    <meta:document-statistic meta:table-count="2" meta:image-count="0" meta:object-count="0" meta:page-count="2" meta:paragraph-count="85" meta:word-count="165" meta:character-count="1167" meta:non-whitespace-character-count="1079"/>
  </office:meta>
</office:document-meta>
</file>